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ltura</text:p>
          </table:table-cell>
          <table:table-cell table:formula="of:=(16-2)/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diente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o especifico</text:p>
          </table:table-cell>
          <table:table-cell table:formula="of:=21-14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hesion</text:p>
          </table:table-cell>
          <table:table-cell table:formula="of:=+50/2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ccion</text:p>
          </table:table-cell>
          <table:table-cell table:formula="of:=+(40-5)/5" office:value-type="float" office:value="7" calcext:value-type="float">
            <text:p>7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formula="of:=PRODUCT([.B2:.B6])" office:value-type="float" office:value="137200" calcext:value-type="float">
            <text:p>137200</text:p>
          </table:table-cell>
          <table:table-cell office:value-type="string" calcext:value-type="string">
            <text:p>cálculos</text:p>
          </table:table-cell>
          <table:table-cell office:value-type="float" office:value="73305" calcext:value-type="float">
            <text:p>7330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g/calculo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table:formula="of:=[.B9]*[.B10]" office:value-type="float" office:value="2058000" calcext:value-type="float">
            <text:p>2058000</text:p>
          </table:table-cell>
          <table:table-cell office:value-type="string" calcext:value-type="string">
            <text:p>sg </text:p>
          </table:table-cell>
          <table:table-cell table:formula="of:=[.D9]*[.D10]" office:value-type="float" office:value="1099575" calcext:value-type="float">
            <text:p>1099575</text:p>
          </table:table-cell>
        </table:table-row>
        <table:table-row table:style-name="ro1">
          <table:table-cell/>
          <table:table-cell table:formula="of:=[.B12]/60" office:value-type="float" office:value="34300" calcext:value-type="float">
            <text:p>34300</text:p>
          </table:table-cell>
          <table:table-cell office:value-type="string" calcext:value-type="string">
            <text:p>min</text:p>
          </table:table-cell>
          <table:table-cell table:formula="of:=[.D12]/60" office:value-type="float" office:value="18326.25" calcext:value-type="float">
            <text:p>18326,25</text:p>
          </table:table-cell>
        </table:table-row>
        <table:table-row table:style-name="ro1">
          <table:table-cell/>
          <table:table-cell table:formula="of:=[.B13]/60" office:value-type="float" office:value="571.666666666667" calcext:value-type="float">
            <text:p>571,666666666667</text:p>
          </table:table-cell>
          <table:table-cell office:value-type="string" calcext:value-type="string">
            <text:p>horas</text:p>
          </table:table-cell>
          <table:table-cell table:formula="of:=[.D13]/60" office:value-type="float" office:value="305.4375" calcext:value-type="float">
            <text:p>305,4375</text:p>
          </table:table-cell>
        </table:table-row>
        <table:table-row table:style-name="ro1">
          <table:table-cell/>
          <table:table-cell table:formula="of:=[.B14]/24" office:value-type="float" office:value="23.8194444444444" calcext:value-type="float">
            <text:p>23,8194444444444</text:p>
          </table:table-cell>
          <table:table-cell office:value-type="string" calcext:value-type="string">
            <text:p>días</text:p>
          </table:table-cell>
          <table:table-cell table:formula="of:=[.D14]/24" office:value-type="float" office:value="12.7265625" calcext:value-type="float">
            <text:p>12,72656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14:29:39.187587709</meta:creation-date>
    <dc:date>2025-04-15T16:25:12.455255942</dc:date>
    <meta:editing-duration>PT7M32S</meta:editing-duration>
    <meta:editing-cycles>2</meta:editing-cycles>
    <meta:generator>LibreOffice/7.3.7.2$Linux_X86_64 LibreOffice_project/30$Build-2</meta:generator>
    <meta:document-statistic meta:table-count="1" meta:cell-count="29" meta:object-count="0"/>
  </office:meta>
</office:document-meta>
</file>